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5d58" officeooo:paragraph-rsid="001e5d58"/>
    </style:style>
    <style:style style:name="P2" style:family="paragraph" style:parent-style-name="Standard">
      <style:text-properties style:text-underline-style="none" officeooo:rsid="001e5d58" officeooo:paragraph-rsid="001e5d58"/>
    </style:style>
    <style:style style:name="T1" style:family="text">
      <style:text-properties officeooo:rsid="001f7fd4"/>
    </style:style>
    <style:style style:name="T2" style:family="text">
      <style:text-properties fo:color="#c9211e" loext:opacity="100%"/>
    </style:style>
    <style:style style:name="T3" style:family="text">
      <style:text-properties fo:color="#00a933" loext:opacity="100%" officeooo:rsid="001f7fd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ANDOS GIT</text:p>
      <text:p text:style-name="P1"/>
      <text:p text:style-name="P1">git init: crear un repositorio asociado a una carpeta</text:p>
      <text:p text:style-name="P1"/>
      <text:p text:style-name="P1">git status -s: listar contenido repositorio git</text:p>
      <text:p text:style-name="P1"/>
      <text:p text:style-name="P1"><text:tab/><text:span text:style-name="T2">??</text:span> <text:span text:style-name="T1">el archivo o carpeta no tiene seguimiento en git</text:span></text:p>
      <text:p text:style-name="P1"><text:tab/><text:span text:style-name="T3">A</text:span><text:span text:style-name="T1"> el archivo pasa al area de ensayo y esta seguido por git</text:span></text:p>
      <text:p text:style-name="P1"/>
      <text:p text:style-name="P1"/>
      <text:p text:style-name="P1">git add . : añade todo</text:p>
      <text:p text:style-name="P2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30T09:06:36.626620711</meta:creation-date>
    <dc:date>2024-09-30T09:09:49.104164828</dc:date>
    <meta:editing-duration>PT3M12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6" meta:word-count="47" meta:character-count="245" meta:non-whitespace-character-count="202"/>
  </office:meta>
</office:document-meta>
</file>